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241000002016280CF5B30F29A4B.png" manifest:media-type="image/png"/>
  <manifest:file-entry manifest:full-path="Pictures/1000078300003BA20000350548B6199A2279FC47.svg" manifest:media-type="image/svg+xml"/>
  <manifest:file-entry manifest:full-path="Pictures/1000000100000258000003200C75ACF7A25C77B3.png" manifest:media-type="image/png"/>
  <manifest:file-entry manifest:full-path="Pictures/1000000100000201000002015A647CF80FE62475.png" manifest:media-type="image/png"/>
  <manifest:file-entry manifest:full-path="Pictures/1000182A0000027B0000027BB3A487D5F78B8A97.svg" manifest:media-type="image/svg+xml"/>
  <manifest:file-entry manifest:full-path="Pictures/1000270100003E03000052AFD7D0F42E308EF3A2.svg" manifest:media-type="image/svg+xml"/>
  <manifest:file-entry manifest:full-path="Pictures/1000000000000500000003202EFA2584BDDD7E40.jpg" manifest:media-type="image/jpeg"/>
  <manifest:file-entry manifest:full-path="Pictures/10001FA200003E03000052AF3A4E2099D119C33C.svg" manifest:media-type="image/svg+xml"/>
  <manifest:file-entry manifest:full-path="Pictures/1000069100003505000035056AAC85E8ADF29EC2.svg" manifest:media-type="image/svg+xml"/>
  <manifest:file-entry manifest:full-path="Pictures/100000010000007800000078BA071CF357EBAAB7.png" manifest:media-type="image/png"/>
  <manifest:file-entry manifest:full-path="Pictures/10000918000027B0000034EB491A188BC0123D9D.svg" manifest:media-type="image/svg+xml"/>
  <manifest:file-entry manifest:full-path="Pictures/1000000100000259000003216FF9D601B8032DAE.png" manifest:media-type="image/png"/>
  <manifest:file-entry manifest:full-path="Pictures/10000001000002010000020140300D6195C7959A.png" manifest:media-type="image/png"/>
  <manifest:file-entry manifest:full-path="Pictures/10001B8B00003E1D000052C91F9FE47D7FD9468A.svg" manifest:media-type="image/svg+xml"/>
  <manifest:file-entry manifest:full-path="Pictures/100000010000001800000018AC53904516424C39.png" manifest:media-type="image/png"/>
  <manifest:file-entry manifest:full-path="Pictures/1000072800003505000035051B3386B24BC5AF2D.svg" manifest:media-type="image/svg+xml"/>
  <manifest:file-entry manifest:full-path="Pictures/1000000100000201000002012EE7D2457959DB9A.png" manifest:media-type="image/png"/>
  <manifest:file-entry manifest:full-path="Pictures/100009BD000035050000350519E5D67917B917CD.svg" manifest:media-type="image/svg+xml"/>
  <manifest:file-entry manifest:full-path="Pictures/10000AE3000035050000350566508941D037F0FA.svg" manifest:media-type="image/svg+xml"/>
  <manifest:file-entry manifest:full-path="Pictures/10000001000001800000020021BA40D2185802CF.png" manifest:media-type="image/png"/>
  <manifest:file-entry manifest:full-path="Pictures/100000010000025800000320986CAF9A48148AB4.png" manifest:media-type="image/png"/>
  <manifest:file-entry manifest:full-path="Pictures/1000000100000078000000784433E76CF2517972.png" manifest:media-type="image/png"/>
  <manifest:file-entry manifest:full-path="Pictures/100000010000020100000201A5C1EE1FDC732B03.png" manifest:media-type="image/png"/>
  <manifest:file-entry manifest:full-path="Pictures/100031C700003E03000052AF523B4A37A9778759.svg" manifest:media-type="image/svg+xml"/>
  <manifest:file-entry manifest:full-path="Pictures/1000087800002F52000034EBD3EE055C4BC46296.svg" manifest:media-type="image/svg+xml"/>
  <manifest:file-entry manifest:full-path="Pictures/1000000100000258000003204A08457591A2D009.png" manifest:media-type="image/png"/>
  <manifest:file-entry manifest:full-path="Pictures/100000010000007800000078E698837ACA359555.png" manifest:media-type="image/png"/>
  <manifest:file-entry manifest:full-path="Pictures/10000001000000A0000000A08DC92028B6ED44C8.png" manifest:media-type="image/png"/>
  <manifest:file-entry manifest:full-path="Pictures/100000010000007800000078B81B12F769EC946B.png" manifest:media-type="image/png"/>
  <manifest:file-entry manifest:full-path="Pictures/100000010000007800000078DA3B0B89E51042BD.png" manifest:media-type="image/png"/>
  <manifest:file-entry manifest:full-path="Pictures/10000001000001CA00000200B4BDA48CF0BCB16F.png" manifest:media-type="image/png"/>
  <manifest:file-entry manifest:full-path="Pictures/10000A9B00003B88000034EBAFEBB9082240756A.svg" manifest:media-type="image/svg+xml"/>
  <manifest:file-entry manifest:full-path="Pictures/10000001000002400000020008DACA896394AB0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ndale Sans UI" svg:font-family="'Andale Sans U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Open Sans" svg:font-family="'Open Sans'" style:font-family-generic="swiss" style:font-pitch="variable"/>
    <style:font-face style:name="Open Sans1" svg:font-family="'Open Sans'" style:font-adornments="Regular" style:font-family-generic="swiss" style:font-pitch="variable"/>
    <style:font-face style:name="Tahoma" svg:font-family="Tahoma" style:font-family-generic="system" style:font-pitch="variable"/>
    <style:font-face style:name="Thorndale" svg:font-family="Thorndale" style:font-family-generic="roman" style:font-pitch="variable"/>
    <style:font-face style:name="Thorndale1" svg:font-family="Thorndale"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92cm" fo:min-width="3.812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92cm" fo:min-width="1.272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92cm" fo:min-width="3.147cm"/>
      <style:paragraph-properties style:writing-mode="lr-tb"/>
    </style:style>
    <style:style style:name="gr5" style:family="graphic" style:parent-style-name="objectwithoutfill">
      <style:graphic-properties svg:stroke-width="0.106cm" svg:stroke-color="#dddddd" draw:marker-start-width="0.459cm" draw:marker-end-width="0.459cm" draw:fill="none" draw:textarea-horizontal-align="center" draw:textarea-vertical-align="middle" fo:padding-top="0.178cm" fo:padding-bottom="0.178cm" fo:padding-left="0.303cm" fo:padding-right="0.303cm"/>
    </style:style>
    <style:style style:name="gr6" style:family="graphic">
      <style:graphic-properties style:protect="size"/>
    </style:style>
    <style:style style:name="gr7"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1.587cm, 5.556cm, 0.793cm)" draw:image-opacity="100%" style:mirror="none"/>
    </style:style>
    <style:style style:name="gr8" style:family="graphic" style:parent-style-name="standard">
      <style:graphic-properties draw:stroke="none" draw:fill-color="#81d41a" draw:textarea-horizontal-align="justify" draw:textarea-vertical-align="middle" draw:auto-grow-height="false" fo:min-height="0.48cm" fo:min-width="2.23cm"/>
    </style:style>
    <style:style style:name="gr9" style:family="graphic" style:parent-style-name="standard">
      <style:graphic-properties draw:stroke="none" draw:fill-color="#81d41a"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0.77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0.743cm"/>
      <style:paragraph-properties style:writing-mode="lr-tb"/>
    </style:style>
    <style:style style:name="gr12" style:family="graphic" style:parent-style-name="standard">
      <style:graphic-properties draw:stroke="none" draw:fill-color="#b7b3ca" draw:textarea-horizontal-align="justify" draw:textarea-vertical-align="middle" draw:auto-grow-height="false" fo:min-height="6.912cm" fo:min-width="6.662cm"/>
      <style:paragraph-properties style:writing-mode="lr-tb"/>
    </style:style>
    <style:style style:name="gr13" style:family="graphic" style:parent-style-name="standard">
      <style:graphic-properties draw:stroke="none" draw:fill-color="#ffaa95" draw:textarea-horizontal-align="justify" draw:textarea-vertical-align="middle" draw:auto-grow-height="false" fo:min-height="2.138cm" fo:min-width="6.388cm"/>
    </style:style>
    <style:style style:name="gr14" style:family="graphic" style:parent-style-name="standard">
      <style:graphic-properties draw:stroke="none" svg:stroke-color="#000000" draw:fill="none" draw:fill-color="#ffffff" draw:textarea-horizontal-align="left" draw:auto-grow-height="true" draw:auto-grow-width="false" fo:min-height="6.601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981cm" fo:min-width="0cm"/>
      <style:paragraph-properties style:writing-mode="lr-tb"/>
    </style:style>
    <style:style style:name="gr17" style:family="graphic" style:parent-style-name="standard">
      <style:graphic-properties draw:stroke="none" draw:fill-color="#b7b3ca" draw:textarea-horizontal-align="center" draw:textarea-vertical-align="middle"/>
    </style:style>
    <style:style style:name="gr18" style:family="graphic" style:parent-style-name="standard">
      <style:graphic-properties draw:stroke="none" draw:fill-color="#ffaa95" draw:textarea-horizontal-align="center" draw:textarea-vertical-align="middle"/>
    </style:style>
    <style:style style:name="gr19" style:family="graphic" style:parent-style-name="standard">
      <style:graphic-properties draw:stroke="none" draw:fill-color="#ffaa95" draw:textarea-horizontal-align="justify" draw:textarea-vertical-align="middle" draw:auto-grow-height="false" fo:min-height="1.75cm" fo:min-width="3cm"/>
    </style:style>
    <style:style style:name="gr20" style:family="graphic" style:parent-style-name="standard">
      <style:graphic-properties draw:stroke="none" draw:fill-color="#ffaa95" draw:textarea-horizontal-align="justify" draw:textarea-vertical-align="middle" draw:auto-grow-height="false" fo:min-height="1.298cm" fo:min-width="3.048cm"/>
    </style:style>
    <style:style style:name="gr21" style:family="graphic" style:parent-style-name="standard">
      <style:graphic-properties draw:stroke="none" draw:fill-color="#ff0000" draw:textarea-horizontal-align="justify" draw:textarea-vertical-align="middle" draw:auto-grow-height="false" fo:min-height="0.908cm" fo:min-width="0.658cm"/>
    </style:style>
    <style:style style:name="gr22" style:family="graphic" style:parent-style-name="standard">
      <style:graphic-properties draw:stroke="none" draw:fill-color="#00a933" draw:textarea-horizontal-align="justify" draw:textarea-vertical-align="middle" draw:auto-grow-height="false" fo:min-height="3.994cm" fo:min-width="3.744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4"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47%" style:mirror="none"/>
    </style:style>
    <style:style style:name="gr2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37%" style:mirror="none"/>
    </style:style>
    <style:style style:name="pr1" style:family="presentation" style:parent-style-name="eco-orange-notes">
      <style:graphic-properties draw:fill-color="#ffffff" draw:auto-grow-height="true" fo:min-height="13.364cm"/>
      <style:paragraph-properties style:writing-mode="lr-tb"/>
    </style:style>
    <style:style style:name="pr2" style:family="presentation" style:parent-style-name="eco-orange-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loext:graphic-properties draw:fill-color="#81d41a"/>
      <style:paragraph-properties fo:text-align="center"/>
    </style:style>
    <style:style style:name="P5" style:family="paragraph">
      <loext:graphic-properties draw:fill-color="#b7b3ca"/>
      <style:paragraph-properties fo:text-align="justify" style:writing-mode="lr-tb">
        <style:tab-stops/>
      </style:paragraph-properties>
      <style:text-properties fo:color="#111111" loext:opacity="100%"/>
    </style:style>
    <style:style style:name="P6" style:family="paragraph">
      <loext:graphic-properties draw:fill-color="#ffaa95"/>
      <style:paragraph-properties fo:text-align="center"/>
      <style:text-properties fo:color="#111111" loext:opacity="100%"/>
    </style:style>
    <style:style style:name="P7" style:family="paragraph">
      <loext:graphic-properties draw:fill="none" draw:fill-color="#ffffff"/>
      <style:paragraph-properties style:writing-mode="lr-tb"/>
      <style:text-properties fo:color="#111111" loext:opacity="100%" fo:font-size="15pt" style:font-size-asian="15pt" style:font-size-complex="15pt"/>
    </style:style>
    <style:style style:name="P8" style:family="paragraph">
      <loext:graphic-properties draw:fill-color="#b7b3ca"/>
      <style:paragraph-properties fo:text-align="center"/>
      <style:text-properties fo:color="#111111" loext:opacity="100%"/>
    </style:style>
    <style:style style:name="P9" style:family="paragraph">
      <loext:graphic-properties draw:fill-color="#ffaa95"/>
      <style:paragraph-properties fo:text-align="center"/>
    </style:style>
    <style:style style:name="P10" style:family="paragraph">
      <loext:graphic-properties draw:fill-color="#ff0000"/>
      <style:paragraph-properties fo:text-align="center"/>
    </style:style>
    <style:style style:name="P11" style:family="paragraph">
      <loext:graphic-properties draw:fill-color="#00a933"/>
      <style:paragraph-properties fo:text-align="center"/>
    </style:style>
    <style:style style:name="P12" style:family="paragraph">
      <loext:graphic-properties draw:fill="none" draw:fill-color="#ffffff"/>
    </style:style>
    <style:style style:name="P13" style:family="paragraph">
      <style:paragraph-properties fo:text-align="center"/>
    </style:style>
    <style:style style:name="P14" style:family="paragraph">
      <style:text-properties fo:color="#999999" loext:opacity="100%"/>
    </style:style>
    <style:style style:name="P15" style:family="paragraph">
      <loext:graphic-properties draw:fill="none" draw:fill-color="#ffffff"/>
      <style:text-properties fo:color="#999999" loext:opacity="100%" fo:font-size="11pt" style:font-size-asian="11pt" style:font-size-complex="11pt"/>
    </style:style>
    <style:style style:name="P16" style:family="paragraph">
      <loext:graphic-properties draw:fill-color="#ffffff"/>
    </style:style>
    <style:style style:name="T1" style:family="text">
      <style:text-properties fo:color="#111111" loext:opacity="100%" fo:font-size="13pt" style:font-size-asian="13pt" style:font-size-complex="13pt"/>
    </style:style>
    <style:style style:name="T2"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co-orange" presentation:presentation-page-layout-name="AL1T1">
        <office:forms form:automatic-focus="false" form:apply-design-mode="false"/>
        <draw:g>
          <draw:frame draw:style-name="gr1" draw:text-style-name="P1" draw:layer="layout" svg:width="2.917cm" svg:height="2.917cm" svg:x="5.198cm" svg:y="2.5cm">
            <draw:image xlink:href="Pictures/10000AE3000035050000350566508941D037F0FA.svg" xlink:type="simple" xlink:show="embed" xlink:actuate="onLoad" draw:mime-type="image/svg+xml">
              <text:p/>
            </draw:image>
            <draw:image xlink:href="Pictures/1000000100000201000002012EE7D2457959DB9A.png" xlink:type="simple" xlink:show="embed" xlink:actuate="onLoad" draw:mime-type="image/png"/>
          </draw:frame>
          <draw:frame draw:style-name="gr2" draw:text-style-name="P2" draw:layer="layout" svg:width="4.312cm" svg:height="1.17cm" svg:x="4.5cm" svg:y="5.733cm">
            <draw:text-box>
              <text:p>表情・しぐさ</text:p>
            </draw:text-box>
          </draw:frame>
        </draw:g>
        <draw:g>
          <draw:frame draw:style-name="gr3" draw:text-style-name="P2" draw:layer="layout" svg:width="1.772cm" svg:height="1.17cm" svg:x="17.88cm" svg:y="5.733cm">
            <draw:text-box>
              <text:p>内容</text:p>
            </draw:text-box>
          </draw:frame>
          <draw:frame draw:style-name="gr1" draw:text-style-name="P1" draw:layer="layout" svg:width="1.667cm" svg:height="1.667cm" svg:x="17.933cm" svg:y="3.125cm">
            <draw:image xlink:href="Pictures/1000072800003505000035051B3386B24BC5AF2D.svg" xlink:type="simple" xlink:show="embed" xlink:actuate="onLoad" draw:mime-type="image/svg+xml">
              <text:p/>
            </draw:image>
            <draw:image xlink:href="Pictures/10000001000002010000020140300D6195C7959A.png" xlink:type="simple" xlink:show="embed" xlink:actuate="onLoad" draw:mime-type="image/png"/>
          </draw:frame>
        </draw:g>
        <draw:g>
          <draw:frame draw:style-name="gr4" draw:text-style-name="P2" draw:layer="layout" svg:width="3.647cm" svg:height="1.17cm" svg:x="11.523cm" svg:y="5.733cm">
            <draw:text-box>
              <text:p>声のトーン</text:p>
            </draw:text-box>
          </draw:frame>
          <draw:frame draw:style-name="gr1" draw:text-style-name="P1" draw:layer="layout" svg:width="2.083cm" svg:height="2.083cm" svg:x="12.305cm" svg:y="2.917cm">
            <draw:image xlink:href="Pictures/1000069100003505000035056AAC85E8ADF29EC2.svg" xlink:type="simple" xlink:show="embed" xlink:actuate="onLoad" draw:mime-type="image/svg+xml">
              <text:p/>
            </draw:image>
            <draw:image xlink:href="Pictures/1000000100000201000002015A647CF80FE62475.png" xlink:type="simple" xlink:show="embed" xlink:actuate="onLoad" draw:mime-type="image/png"/>
          </draw:frame>
        </draw:g>
        <draw:polyline draw:style-name="gr5" draw:text-style-name="P1" draw:layer="layout" svg:width="1.626cm" svg:height="1.6cm" draw:transform="skewX (-0.100705497840073) rotate (-0.694466509368544) translate (9.54233333333333cm 2.91666666666667cm)" svg:viewBox="0 0 1627 1601" draw:points="0,0 1627,0 1172,1601">
          <text:p/>
        </draw:polyline>
        <draw:polyline draw:style-name="gr5" draw:text-style-name="P1" draw:layer="layout" svg:width="1.626cm" svg:height="1.6cm" draw:transform="skewX (-0.100181899064475) rotate (-0.694466509368544) translate (15.8985cm 2.91666666666667cm)" svg:viewBox="0 0 1627 1601" draw:points="0,0 1627,0 1172,1601">
          <text:p/>
        </draw:polyline>
        <presentation:notes draw:style-name="dp2">
          <draw:page-thumbnail draw:style-name="gr6"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eco-orange" presentation:presentation-page-layout-name="AL1T1">
        <office:forms form:automatic-focus="false" form:apply-design-mode="false"/>
        <draw:g>
          <draw:frame draw:style-name="gr1" draw:text-style-name="P1" draw:layer="layout" svg:width="3.71cm" svg:height="5.026cm" svg:x="9.7cm" svg:y="4.899cm">
            <draw:image xlink:href="Pictures/10001B8B00003E1D000052C91F9FE47D7FD9468A.svg" xlink:type="simple" xlink:show="embed" xlink:actuate="onLoad" draw:mime-type="image/svg+xml">
              <text:p/>
            </draw:image>
            <draw:image xlink:href="Pictures/1000000100000259000003216FF9D601B8032DAE.png" xlink:type="simple" xlink:show="embed" xlink:actuate="onLoad" draw:mime-type="image/png"/>
          </draw:frame>
          <draw:frame draw:style-name="gr7" draw:text-style-name="P1" draw:layer="layout" svg:width="6.306cm" svg:height="7.061cm" svg:x="15.894cm" svg:y="2.864cm">
            <draw:image xlink:href="Pictures/1000270100003E03000052AFD7D0F42E308EF3A2.svg" xlink:type="simple" xlink:show="embed" xlink:actuate="onLoad" draw:mime-type="image/svg+xml">
              <text:p/>
            </draw:image>
            <draw:image xlink:href="Pictures/1000000100000258000003200C75ACF7A25C77B3.png" xlink:type="simple" xlink:show="embed" xlink:actuate="onLoad" draw:mime-type="image/png"/>
          </draw:frame>
          <draw:g>
            <draw:frame draw:style-name="gr1" draw:text-style-name="P1" draw:layer="layout" svg:width="1cm" svg:height="1cm" svg:x="3.2cm" svg:y="8.925cm">
              <draw:image xlink:href="Pictures/1000182A0000027B0000027BB3A487D5F78B8A97.svg" xlink:type="simple" xlink:show="embed" xlink:actuate="onLoad" draw:mime-type="image/svg+xml">
                <text:p/>
              </draw:image>
              <draw:image xlink:href="Pictures/100000010000001800000018AC53904516424C39.png" xlink:type="simple" xlink:show="embed" xlink:actuate="onLoad" draw:mime-type="image/png"/>
            </draw:frame>
            <draw:custom-shape draw:style-name="gr8" draw:text-style-name="P4" draw:layer="layout" svg:width="3cm" svg:height="1cm" svg:x="4.7cm" svg:y="8.925cm">
              <text:p/>
              <draw:enhanced-geometry svg:viewBox="0 0 21600 21600" draw:path-stretchpoint-x="10800" draw:path-stretchpoint-y="10800" draw:text-areas="?f3 ?f4 ?f5 ?f6" draw:type="round-rectangle" draw:modifiers="9972.551632245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9" draw:text-style-name="P4" draw:layer="layout" svg:width="0.85cm" svg:height="0.383cm" svg:x="4.2cm" svg:y="9.349cm" svg:viewBox="0 0 851 384" draw:points="851,0 830,384 0,151">
              <text:p/>
            </draw:polygon>
          </draw:g>
          <draw:frame draw:style-name="gr10" draw:text-style-name="P2" draw:layer="layout" svg:width="1.277cm" svg:height="0.962cm" svg:x="4.423cm" svg:y="10.463cm">
            <draw:text-box>
              <text:p>(a)</text:p>
            </draw:text-box>
          </draw:frame>
          <draw:frame draw:style-name="gr10" draw:text-style-name="P2" draw:layer="layout" svg:width="1.277cm" svg:height="0.962cm" svg:x="10.923cm" svg:y="10.463cm">
            <draw:text-box>
              <text:p>(b)</text:p>
            </draw:text-box>
          </draw:frame>
          <draw:frame draw:style-name="gr11" draw:text-style-name="P2" draw:layer="layout" svg:width="1.243cm" svg:height="0.962cm" svg:x="18.2cm" svg:y="10.425cm">
            <draw:text-box>
              <text:p>(c)</text:p>
            </draw:text-box>
          </draw:frame>
        </draw:g>
        <presentation:notes draw:style-name="dp2">
          <draw:page-thumbnail draw:style-name="gr6"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eco-orange" presentation:presentation-page-layout-name="AL1T1">
        <office:forms form:automatic-focus="false" form:apply-design-mode="false"/>
        <draw:frame draw:style-name="gr1" draw:text-style-name="P1" draw:layer="layout" svg:width="6.742cm" svg:height="8.745cm" svg:x="3.5cm" svg:y="3.255cm">
          <draw:image xlink:href="Pictures/10001FA200003E03000052AF3A4E2099D119C33C.svg" xlink:type="simple" xlink:show="embed" xlink:actuate="onLoad" draw:mime-type="image/svg+xml">
            <text:p/>
          </draw:image>
          <draw:image xlink:href="Pictures/100000010000025800000320986CAF9A48148AB4.png" xlink:type="simple" xlink:show="embed" xlink:actuate="onLoad" draw:mime-type="image/png"/>
        </draw:frame>
        <draw:frame draw:style-name="gr1" draw:text-style-name="P1" draw:layer="layout" svg:width="7.198cm" svg:height="9.597cm" svg:x="13.802cm" svg:y="2.403cm">
          <draw:image xlink:href="Pictures/100031C700003E03000052AF523B4A37A9778759.svg" xlink:type="simple" xlink:show="embed" xlink:actuate="onLoad" draw:mime-type="image/svg+xml">
            <text:p/>
          </draw:image>
          <draw:image xlink:href="Pictures/1000000100000258000003204A08457591A2D009.png" xlink:type="simple" xlink:show="embed" xlink:actuate="onLoad" draw:mime-type="image/png"/>
        </draw:frame>
        <presentation:notes draw:style-name="dp2">
          <draw:page-thumbnail draw:style-name="gr6"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eco-orange" presentation:presentation-page-layout-name="AL1T1">
        <office:forms form:automatic-focus="false" form:apply-design-mode="false"/>
        <draw:custom-shape draw:style-name="gr12" draw:text-style-name="P5" draw:layer="layout" svg:width="7.5cm" svg:height="7.5cm" svg:x="4.614cm" svg:y="2.966cm">
          <text:p/>
          <draw:enhanced-geometry svg:viewBox="0 0 21600 21600" draw:path-stretchpoint-x="10800" draw:path-stretchpoint-y="10800" draw:text-areas="?f3 ?f4 ?f5 ?f6" draw:type="round-rectangle" draw:modifiers="1120.170643914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7cm" svg:height="2.5cm" svg:x="14.237cm" svg:y="2.919cm">
          <text:p/>
          <draw:enhanced-geometry svg:viewBox="0 0 21600 21600" draw:path-stretchpoint-x="10800" draw:path-stretchpoint-y="10800" draw:text-areas="?f3 ?f4 ?f5 ?f6" draw:type="round-rectangle" draw:modifiers="1664.605445316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7" draw:layer="layout" svg:width="6.5cm" svg:height="6.851cm" svg:x="5.114cm" svg:y="3.266cm">
          <draw:text-box>
            <text:p><text:span text:style-name="T1">ですからもしもこの天の川がほんとうに川だと考えるなら、その一つ一つの小さな星はみんなその川のそこの砂や砂利の粒にもあたるわけです。またこれを巨きな乳の流れと考えるならもっと天の川とよく似ています。つまりその星はみな、乳のなかにまるで細かにうかんで</text:span></text:p>
          </draw:text-box>
        </draw:frame>
        <draw:frame draw:style-name="gr15" draw:text-style-name="P7" draw:layer="layout" svg:width="6.5cm" svg:height="2.5cm" svg:x="14.487cm" svg:y="2.919cm">
          <draw:text-box>
            <text:p><text:span text:style-name="T1">ですからもしもこの天の川がほんとうに川だと考えるなら、</text:span></text:p>
          </draw:text-box>
        </draw:frame>
        <draw:custom-shape draw:style-name="gr13" draw:text-style-name="P6" draw:layer="layout" svg:width="7cm" svg:height="2.5cm" svg:x="14.237cm" svg:y="5.869cm">
          <text:p/>
          <draw:enhanced-geometry svg:viewBox="0 0 21600 21600" draw:path-stretchpoint-x="10800" draw:path-stretchpoint-y="10800" draw:text-areas="?f3 ?f4 ?f5 ?f6" draw:type="round-rectangle" draw:modifiers="1664.605445316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6.5cm" svg:height="2.5cm" svg:x="14.487cm" svg:y="5.869cm">
          <draw:text-box>
            <text:p><text:span text:style-name="T1">その一つ一つの小さな星はみんなその川のそこの砂や砂利の粒にもあたるわけです。</text:span></text:p>
          </draw:text-box>
        </draw:frame>
        <draw:custom-shape draw:style-name="gr13" draw:text-style-name="P6" draw:layer="layout" svg:width="7cm" svg:height="2.5cm" svg:x="14.237cm" svg:y="8.869cm">
          <text:p/>
          <draw:enhanced-geometry svg:viewBox="0 0 21600 21600" draw:path-stretchpoint-x="10800" draw:path-stretchpoint-y="10800" draw:text-areas="?f3 ?f4 ?f5 ?f6" draw:type="round-rectangle" draw:modifiers="1664.605445316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7" draw:layer="layout" svg:width="6.5cm" svg:height="2.231cm" svg:x="14.487cm" svg:y="9.004cm">
          <draw:text-box>
            <text:p><text:span text:style-name="T1">またこれを巨きな乳の流れと考えるならもっと天の川とよく似ています。</text:span></text:p>
          </draw:text-box>
        </draw:frame>
        <draw:polygon draw:style-name="gr17" draw:text-style-name="P8" draw:layer="layout" svg:width="1.499cm" svg:height="0.999cm" svg:x="3.614cm" svg:y="7.966cm" svg:viewBox="0 0 1500 1000" draw:points="1500,0 0,600 1500,1000">
          <text:p/>
        </draw:polygon>
        <draw:polygon draw:style-name="gr18" draw:text-style-name="P6" draw:layer="layout" svg:width="0.749cm" svg:height="0.499cm" svg:x="21.037cm" svg:y="3.869cm" svg:viewBox="0 0 750 500" draw:points="0,0 750,300 0,500">
          <text:p/>
        </draw:polygon>
        <draw:polygon draw:style-name="gr18" draw:text-style-name="P6" draw:layer="layout" svg:width="0.749cm" svg:height="0.499cm" svg:x="21.037cm" svg:y="7.369cm" svg:viewBox="0 0 750 500" draw:points="0,0 750,300 0,500">
          <text:p/>
        </draw:polygon>
        <draw:polygon draw:style-name="gr18" draw:text-style-name="P6" draw:layer="layout" svg:width="0.749cm" svg:height="0.499cm" svg:x="21.037cm" svg:y="10.369cm" svg:viewBox="0 0 750 500" draw:points="0,0 750,300 0,500">
          <text:p/>
        </draw:polygon>
        <presentation:notes draw:style-name="dp2">
          <draw:page-thumbnail draw:style-name="gr6"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eco-orange" presentation:presentation-page-layout-name="AL1T1">
        <office:forms form:automatic-focus="false" form:apply-design-mode="false"/>
        <draw:custom-shape draw:style-name="gr19" draw:text-style-name="P9" draw:layer="layout" svg:width="3.5cm" svg:height="2cm" svg:x="3.5cm" svg:y="3.5cm">
          <text:p/>
          <draw:enhanced-geometry svg:viewBox="0 0 21600 21600" draw:type="rectangle" draw:enhanced-path="M 0 0 L 21600 0 21600 21600 0 21600 0 0 Z N"/>
        </draw:custom-shape>
        <draw:custom-shape draw:style-name="gr20" draw:text-style-name="P9" draw:layer="layout" svg:width="4cm" svg:height="2cm" svg:x="10cm" svg:y="6.5cm">
          <text:p/>
          <draw:enhanced-geometry svg:viewBox="0 0 21600 21600" draw:path-stretchpoint-x="10800" draw:path-stretchpoint-y="10800" draw:text-areas="?f3 ?f4 ?f5 ?f6" draw:type="round-rectangle" draw:modifiers="8355.022488755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8" draw:text-style-name="P9" draw:layer="layout" svg:width="4.513cm" svg:height="1.999cm" svg:x="16cm" svg:y="6.5cm" svg:viewBox="0 0 4514 2000" svg:d="M421 161c1228-460 1571 211 2456 211 1228 0 1643-562 1637 460-6 1148-378 1146-1228 920s-1322 658-2456 0c-701-204-1239-1280-409-1591z">
          <text:p/>
        </draw:path>
        <presentation:notes draw:style-name="dp2">
          <draw:page-thumbnail draw:style-name="gr6"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eco-orange" presentation:presentation-page-layout-name="AL1T1">
        <office:forms form:automatic-focus="false" form:apply-design-mode="false"/>
        <draw:custom-shape draw:style-name="gr21" draw:text-style-name="P10" draw:layer="layout" svg:width="6.5cm" svg:height="6.5cm" draw:transform="rotate (-0.785398163397449) translate (17.7cm 2.548cm)">
          <text:p/>
          <draw:enhanced-geometry svg:viewBox="0 0 21600 21600" draw:mirror-horizontal="false" draw:mirror-vertical="false" draw:glue-points="10800 0 0 10800 10800 21600 21600 10800" draw:path-stretchpoint-x="10800" draw:path-stretchpoint-y="10800" draw:text-areas="?f1 ?f1 ?f2 ?f3" draw:type="cross" draw:modifiers="8876.1206465589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2" draw:text-style-name="P11" draw:layer="layout" svg:width="6cm" svg:height="6cm" svg:x="3.604cm" svg:y="4.048cm">
          <text:p/>
          <draw:enhanced-geometry svg:viewBox="0 0 21600 21600" draw:glue-points="10800 0 3163 3163 0 10800 3163 18437 10800 21600 18437 18437 21600 10800 18437 3163" draw:text-areas="3163 3163 18437 18437" draw:type="ring" draw:modifiers="3120.6798866855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1" draw:text-style-name="P1" draw:layer="layout" svg:width="3.174cm" svg:height="3.174cm" svg:x="3.104cm" svg:y="5.548cm">
          <draw:image xlink:href="Pictures/100000010000007800000078E698837ACA359555.png" xlink:type="simple" xlink:show="embed" xlink:actuate="onLoad" draw:mime-type="image/png">
            <text:p/>
          </draw:image>
        </draw:frame>
        <draw:frame draw:style-name="gr1" draw:text-style-name="P1" draw:layer="layout" svg:width="3.174cm" svg:height="3.174cm" svg:x="14.104cm" svg:y="5.548cm">
          <draw:image xlink:href="Pictures/1000000100000078000000784433E76CF2517972.png" xlink:type="simple" xlink:show="embed" xlink:actuate="onLoad" draw:mime-type="image/png">
            <text:p/>
          </draw:image>
        </draw:frame>
        <draw:frame draw:style-name="gr1" draw:text-style-name="P1" draw:layer="layout" svg:width="3.174cm" svg:height="3.174cm" svg:x="18.43cm" svg:y="5.548cm">
          <draw:image xlink:href="Pictures/100000010000007800000078BA071CF357EBAAB7.png" xlink:type="simple" xlink:show="embed" xlink:actuate="onLoad" draw:mime-type="image/png">
            <text:p/>
          </draw:image>
        </draw:frame>
        <draw:frame draw:style-name="gr1" draw:text-style-name="P1" draw:layer="layout" svg:width="1.5cm" svg:height="1.5cm" svg:x="14.104cm" svg:y="5.548cm">
          <draw:image xlink:href="Pictures/100000010000007800000078B81B12F769EC946B.png" xlink:type="simple" xlink:show="embed" xlink:actuate="onLoad" draw:mime-type="image/png">
            <text:p/>
          </draw:image>
        </draw:frame>
        <draw:frame draw:style-name="gr1" draw:text-style-name="P1" draw:layer="layout" svg:width="3cm" svg:height="3cm" svg:x="7.278cm" svg:y="5.635cm">
          <draw:image xlink:href="Pictures/10000001000000A0000000A08DC92028B6ED44C8.png" xlink:type="simple" xlink:show="embed" xlink:actuate="onLoad" draw:mime-type="image/png">
            <text:p/>
          </draw:image>
        </draw:frame>
        <draw:frame draw:style-name="gr1" draw:text-style-name="P1" draw:layer="layout" svg:width="2.174cm" svg:height="2.174cm" svg:x="5.93cm" svg:y="4.548cm">
          <draw:image xlink:href="Pictures/100000010000007800000078DA3B0B89E51042BD.png" xlink:type="simple" xlink:show="embed" xlink:actuate="onLoad" draw:mime-type="image/png">
            <text:p/>
          </draw:image>
        </draw:frame>
        <presentation:notes draw:style-name="dp2">
          <draw:page-thumbnail draw:style-name="gr6"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eco-orange" presentation:presentation-page-layout-name="AL1T1">
        <office:forms form:automatic-focus="false" form:apply-design-mode="false"/>
        <draw:frame draw:style-name="gr23" draw:text-style-name="P12" draw:layer="layout" svg:width="3.677cm" svg:height="1.17cm" svg:x="10.323cm" svg:y="5.33cm">
          <draw:text-box>
            <text:p>成長したい</text:p>
          </draw:text-box>
        </draw:frame>
        <draw:frame draw:style-name="gr23" draw:text-style-name="P12" draw:layer="layout" svg:width="4.312cm" svg:height="1.17cm" svg:x="6cm" svg:y="8.33cm">
          <draw:text-box>
            <text:p>認められたい</text:p>
          </draw:text-box>
        </draw:frame>
        <draw:frame draw:style-name="gr23" draw:text-style-name="P12" draw:layer="layout" svg:width="4.947cm" svg:height="1.17cm" svg:x="14.5cm" svg:y="8.5cm">
          <draw:text-box>
            <text:p>変わりたくない</text:p>
          </draw:text-box>
        </draw:frame>
        <draw:frame draw:style-name="gr24" draw:text-style-name="P13" draw:layer="layout" svg:width="2.5cm" svg:height="2.5cm" svg:x="6.812cm" svg:y="5.83cm">
          <draw:image xlink:href="Pictures/100009BD000035050000350519E5D67917B917CD.svg" xlink:type="simple" xlink:show="embed" xlink:actuate="onLoad" draw:mime-type="image/svg+xml">
            <text:p/>
          </draw:image>
          <draw:image xlink:href="Pictures/100000010000020100000201A5C1EE1FDC732B03.png" xlink:type="simple" xlink:show="embed" xlink:actuate="onLoad" draw:mime-type="image/png"/>
        </draw:frame>
        <draw:frame draw:style-name="gr24" draw:text-style-name="P13" draw:layer="layout" svg:width="2cm" svg:height="2.667cm" svg:x="11cm" svg:y="2.5cm">
          <draw:image xlink:href="Pictures/10000918000027B0000034EB491A188BC0123D9D.svg" xlink:type="simple" xlink:show="embed" xlink:actuate="onLoad" draw:mime-type="image/svg+xml">
            <text:p/>
          </draw:image>
          <draw:image xlink:href="Pictures/10000001000001800000020021BA40D2185802CF.png" xlink:type="simple" xlink:show="embed" xlink:actuate="onLoad" draw:mime-type="image/png"/>
        </draw:frame>
        <draw:frame draw:style-name="gr24" draw:text-style-name="P13" draw:layer="layout" svg:width="3cm" svg:height="2.667cm" svg:x="15.473cm" svg:y="6cm">
          <draw:image xlink:href="Pictures/10000A9B00003B88000034EBAFEBB9082240756A.svg" xlink:type="simple" xlink:show="embed" xlink:actuate="onLoad" draw:mime-type="image/svg+xml">
            <text:p/>
          </draw:image>
          <draw:image xlink:href="Pictures/10000001000002400000020008DACA896394AB05.png" xlink:type="simple" xlink:show="embed" xlink:actuate="onLoad" draw:mime-type="image/png"/>
        </draw:frame>
        <draw:frame draw:style-name="gr25" draw:text-style-name="P13" draw:layer="layout" svg:width="1.687cm" svg:height="1.5cm" svg:x="3.381cm" svg:y="4cm">
          <draw:image xlink:href="Pictures/1000078300003BA20000350548B6199A2279FC47.svg" xlink:type="simple" xlink:show="embed" xlink:actuate="onLoad" draw:mime-type="image/svg+xml">
            <text:p/>
          </draw:image>
          <draw:image xlink:href="Pictures/1000000100000241000002016280CF5B30F29A4B.png" xlink:type="simple" xlink:show="embed" xlink:actuate="onLoad" draw:mime-type="image/png"/>
        </draw:frame>
        <draw:frame draw:style-name="gr26" draw:text-style-name="P13" draw:layer="layout" svg:width="1cm" svg:height="1.119cm" svg:x="19.886cm" svg:y="4cm">
          <draw:image xlink:href="Pictures/1000087800002F52000034EBD3EE055C4BC46296.svg" xlink:type="simple" xlink:show="embed" xlink:actuate="onLoad" draw:mime-type="image/svg+xml">
            <text:p/>
          </draw:image>
          <draw:image xlink:href="Pictures/10000001000001CA00000200B4BDA48CF0BCB16F.png" xlink:type="simple" xlink:show="embed" xlink:actuate="onLoad" draw:mime-type="image/png"/>
        </draw:frame>
        <draw:frame draw:style-name="gr23" draw:text-style-name="P15" draw:layer="layout" svg:width="3.228cm" svg:height="0.814cm" svg:x="18.772cm" svg:y="5.186cm">
          <draw:text-box>
            <text:p text:style-name="P14"><text:span text:style-name="T2">自己表現したい</text:span></text:p>
          </draw:text-box>
        </draw:frame>
        <draw:frame draw:style-name="gr23" draw:text-style-name="P15" draw:layer="layout" svg:width="2.449cm" svg:height="0.814cm" svg:x="3cm" svg:y="5.686cm">
          <draw:text-box>
            <text:p text:style-name="P14"><text:span text:style-name="T2">愛されたい</text:span></text:p>
          </draw:text-box>
        </draw:frame>
        <presentation:notes draw:style-name="dp2">
          <office:forms form:automatic-focus="false" form:apply-design-mode="false"/>
          <draw:page-thumbnail draw:style-name="gr6" draw:layer="layout" svg:width="14.848cm" svg:height="11.136cm" svg:x="3.075cm" svg:y="2.257cm" draw:page-number="7" presentation:class="page"/>
          <draw:frame presentation:style-name="pr2"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ndale Sans UI" svg:font-family="'Andale Sans U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Open Sans" svg:font-family="'Open Sans'" style:font-family-generic="swiss" style:font-pitch="variable"/>
    <style:font-face style:name="Open Sans1" svg:font-family="'Open Sans'" style:font-adornments="Regular" style:font-family-generic="swiss" style:font-pitch="variable"/>
    <style:font-face style:name="Tahoma" svg:font-family="Tahoma" style:font-family-generic="system" style:font-pitch="variable"/>
    <style:font-face style:name="Thorndale" svg:font-family="Thorndale" style:font-family-generic="roman" style:font-pitch="variable"/>
    <style:font-face style:name="Thorndale1" svg:font-family="Thorndale" style:font-family-generic="swiss"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fill-image draw:name="reo_25_20veo_5f_1280x1024_5f_9" draw:display-name="reo%20veo_1280x1024_9" xlink:href="Pictures/1000000000000500000003202EFA2584BDDD7E40.jp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horndale" fo:font-size="24pt" fo:language="pl" fo:country="PL" style:font-name-asian="Andale Sans UI"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loext:opacity="100%" style:text-outline="false" style:text-line-through-style="none" style:text-line-through-type="none" style:font-name="Albany" fo:font-family="Albany"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eco-orange-background" style:family="presentation">
      <style:graphic-properties draw:stroke="none" draw:fill="bitmap" draw:fill-image-name="reo_25_20veo_5f_1280x1024_5f_9" draw:fill-image-width="100%" draw:fill-image-height="100%"/>
      <style:text-properties style:letter-kerning="true"/>
    </style:style>
    <style:style style:name="eco-orange-backgroundobjects" style:family="presentation">
      <style:graphic-properties draw:shadow="hidden" draw:shadow-offset-x="0.3cm" draw:shadow-offset-y="0.3cm" draw:shadow-color="#808080"/>
      <style:text-properties style:letter-kerning="true"/>
    </style:style>
    <style:style style:name="eco-orang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lbany" fo:font-family="Albany" style:font-family-generic="roman"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eco-orange-outline1" style:family="presentation">
      <style:graphic-properties draw:stroke="none" draw:fill="none">
        <text:list-style style:name="eco-oran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39cm" fo:text-indent="0cm"/>
      <style:text-properties style:use-window-font-color="true" loext:opacity="0%" style:text-outline="false" style:text-line-through-style="none" style:text-line-through-type="none" style:font-name="Open Sans1" fo:font-family="'Open Sans'" style:font-style-name="Regular" style:font-family-generic="swiss" style:font-pitch="variable" fo:font-size="21.7999992370605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co-orange-outline2" style:family="presentation" style:parent-style-name="eco-orange-outline1">
      <style:paragraph-properties fo:margin-left="0cm" fo:margin-right="0cm" fo:margin-top="0cm" fo:margin-bottom="0.272cm" fo:text-indent="0cm"/>
      <style:text-properties fo:font-size="19pt" style:font-size-asian="28pt" style:font-size-complex="28pt"/>
    </style:style>
    <style:style style:name="eco-orange-outline3" style:family="presentation" style:parent-style-name="eco-orange-outline2">
      <style:paragraph-properties fo:margin-left="0cm" fo:margin-right="0cm" fo:margin-top="0cm" fo:margin-bottom="0.204cm" fo:text-indent="0cm"/>
      <style:text-properties fo:font-size="16.2999992370605pt" style:font-size-asian="24pt" style:font-size-complex="24pt"/>
    </style:style>
    <style:style style:name="eco-orange-outline4" style:family="presentation" style:parent-style-name="eco-orange-outline3">
      <style:paragraph-properties fo:margin-left="0cm" fo:margin-right="0cm" fo:margin-top="0cm" fo:margin-bottom="0.135cm" fo:text-indent="0cm"/>
      <style:text-properties fo:font-size="13.6000003814697pt" style:font-size-asian="20pt" style:font-size-complex="20pt"/>
    </style:style>
    <style:style style:name="eco-orange-outline5" style:family="presentation" style:parent-style-name="eco-orange-outline4">
      <style:paragraph-properties fo:margin-left="0cm" fo:margin-right="0cm" fo:margin-top="0cm" fo:margin-bottom="0.067cm" fo:text-indent="0cm"/>
      <style:text-properties fo:font-size="13.6000003814697pt" style:font-size-asian="20pt" style:font-size-complex="20pt"/>
    </style:style>
    <style:style style:name="eco-orange-outline6" style:family="presentation" style:parent-style-name="eco-orange-outline5">
      <style:paragraph-properties fo:margin-left="0cm" fo:margin-right="0cm" fo:margin-top="0cm" fo:margin-bottom="0.067cm" fo:text-indent="0cm"/>
      <style:text-properties fo:font-size="13.6000003814697pt" style:font-size-asian="20pt" style:font-size-complex="20pt"/>
    </style:style>
    <style:style style:name="eco-orange-outline7" style:family="presentation" style:parent-style-name="eco-orange-outline6">
      <style:paragraph-properties fo:margin-left="0cm" fo:margin-right="0cm" fo:margin-top="0cm" fo:margin-bottom="0.067cm" fo:text-indent="0cm"/>
      <style:text-properties fo:font-size="13.6000003814697pt" style:font-size-asian="20pt" style:font-size-complex="20pt"/>
    </style:style>
    <style:style style:name="eco-orange-outline8" style:family="presentation" style:parent-style-name="eco-orange-outline7">
      <style:paragraph-properties fo:margin-left="0cm" fo:margin-right="0cm" fo:margin-top="0cm" fo:margin-bottom="0.067cm" fo:text-indent="0cm"/>
      <style:text-properties fo:font-size="13.6000003814697pt" style:font-size-asian="20pt" style:font-size-complex="20pt"/>
    </style:style>
    <style:style style:name="eco-orange-outline9" style:family="presentation" style:parent-style-name="eco-orange-outline8">
      <style:paragraph-properties fo:margin-left="0cm" fo:margin-right="0cm" fo:margin-top="0cm" fo:margin-bottom="0.067cm" fo:text-indent="0cm"/>
      <style:text-properties fo:font-size="13.6000003814697pt" style:font-size-asian="20pt" style:font-size-complex="20pt"/>
    </style:style>
    <style:style style:name="eco-orange-subtitle" style:family="presentation">
      <style:graphic-properties draw:stroke="none" draw:fill="none" draw:textarea-vertical-align="middle">
        <text:list-style style:name="eco-oran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lbany" fo:font-family="Albany" style:font-family-generic="roman"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co-orange-title" style:family="presentation">
      <style:graphic-properties draw:stroke="none" draw:fill="none" draw:textarea-vertical-align="middle">
        <text:list-style style:name="eco-oran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Open Sans1" fo:font-family="'Open Sans'" style:font-style-name="Regular" style:font-family-generic="swiss" style:font-pitch="variable" fo:font-size="29.8999996185303pt" fo:font-style="normal" fo:text-shadow="none"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bitmap" draw:fill-image-name="reo_25_20veo_5f_1280x1024_5f_9"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eco-orange-backgroundobjects">
      <style:graphic-properties draw:stroke="none" draw:fill="none" draw:fill-color="#ffffff" draw:auto-grow-height="false" fo:min-height="1.449cm"/>
      <style:paragraph-properties style:writing-mode="lr-tb"/>
    </style:style>
    <style:style style:name="Mpr2" style:family="presentation" style:parent-style-name="eco-orange-backgroundobjects">
      <style:graphic-properties draw:stroke="none" draw:fill="none" draw:fill-color="#ffffff" draw:auto-grow-height="false" fo:min-height="1.485cm"/>
      <style:paragraph-properties style:writing-mode="lr-tb"/>
    </style:style>
    <style:style style:name="Mpr3" style:family="presentation" style:parent-style-name="eco-oran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eco-orange" style:page-layout-name="PM1" draw:style-name="Mdp1">
      <office:forms form:automatic-focus="false" form:apply-design-mode="false"/>
      <draw:frame presentation:style-name="eco-orange-title" draw:layer="backgroundobjects" svg:width="22.859cm" svg:height="2.385cm" svg:x="1.27cm" svg:y="0.569cm" presentation:class="title" presentation:placeholder="true">
        <draw:text-box/>
      </draw:frame>
      <draw:frame presentation:style-name="eco-orange-outline1" draw:layer="backgroundobjects" svg:width="22.859cm" svg:height="11.228cm" svg:x="1.27cm" svg:y="3.343cm" presentation:class="outline" presentation:placeholder="true">
        <draw:text-box/>
      </draw:frame>
      <draw:frame presentation:style-name="Mpr1" draw:text-style-name="MP2" draw:layer="backgroundobjects" svg:width="5.917cm" svg:height="0.985cm" svg:x="1.27cm" svg:y="13.016cm" presentation:class="date-time">
        <draw:text-box>
          <text:p text:style-name="MP1"><text:span text:style-name="MT1"><presentation:date-time/></text:span></text:p>
        </draw:text-box>
      </draw:frame>
      <draw:frame presentation:style-name="Mpr1" draw:text-style-name="MP6" draw:layer="backgroundobjects" svg:width="8.051cm" svg:height="0.985cm" svg:x="8.686cm" svg:y="13.016cm" presentation:class="footer">
        <draw:text-box>
          <text:p text:style-name="MP5"><text:span text:style-name="MT1"><presentation:footer/></text:span></text:p>
        </draw:text-box>
      </draw:frame>
      <draw:frame presentation:style-name="Mpr1" draw:text-style-name="MP4" draw:layer="backgroundobjects" svg:width="5.917cm" svg:height="0.985cm" svg:x="18.211cm" svg:y="13.016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eco-orange-title" draw:layer="backgroundobjects" svg:width="14.848cm" svg:height="11.136cm" svg:x="3.075cm" svg:y="2.257cm" presentation:class="page"/>
        <draw:frame presentation:style-name="eco-orang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12T00:31:54.164706040</meta:creation-date>
    <meta:editing-duration>PT59M33S</meta:editing-duration>
    <meta:editing-cycles>8</meta:editing-cycles>
    <meta:generator>LibreOffice/7.3.4.2$Linux_X86_64 LibreOffice_project/30$Build-2</meta:generator>
    <dc:description>Based on eCO - Wallpapers by lassekongo83: http://lassekongo83.deviantart.com/art/eCO-Wallpapers-153472704. License: CC-BY. Description: Minimalistic wallpapers that are good to use when you don't want to be distracted. ;)</dc:description>
    <dc:title>eco-orange</dc:title>
    <dc:date>2022-06-27T00:14:54.440828643</dc:date>
    <meta:document-statistic meta:object-count="91"/>
  </office:meta>
</office:document-meta>
</file>